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 fo:break-before="page"/>
      <style:text-properties officeooo:paragraph-rsid="00136542"/>
    </style:style>
    <style:style style:name="P3" style:family="paragraph" style:parent-style-name="Text_20_body">
      <style:paragraph-properties fo:text-align="start" style:justify-single-word="false"/>
      <style:text-properties officeooo:paragraph-rsid="00136542"/>
    </style:style>
    <style:style style:name="P4" style:family="paragraph" style:parent-style-name="Heading_20_1">
      <style:paragraph-properties fo:text-align="center" style:justify-single-word="false" fo:break-before="page"/>
      <style:text-properties officeooo:rsid="00136542" officeooo:paragraph-rsid="00136542"/>
    </style:style>
    <style:style style:name="P5" style:family="paragraph" style:parent-style-name="Text_20_body">
      <style:paragraph-properties fo:text-align="center" style:justify-single-word="false"/>
      <style:text-properties officeooo:paragraph-rsid="00136542"/>
    </style:style>
    <style:style style:name="P6" style:family="paragraph" style:parent-style-name="Heading_20_1">
      <style:paragraph-properties fo:text-align="center" style:justify-single-word="false" fo:break-before="page"/>
      <style:text-properties officeooo:rsid="00136f69" officeooo:paragraph-rsid="00136f69"/>
    </style:style>
    <style:style style:name="P7" style:family="paragraph" style:parent-style-name="Text_20_body">
      <style:paragraph-properties fo:text-align="center" style:justify-single-word="false"/>
      <style:text-properties officeooo:paragraph-rsid="00136f69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Standard">
      <style:paragraph-properties fo:text-align="center" style:justify-single-word="false"/>
      <style:text-properties officeooo:paragraph-rsid="00136f69"/>
    </style:style>
    <style:style style:name="T1" style:family="text">
      <style:text-properties officeooo:rsid="00136542"/>
    </style:style>
    <style:style style:name="T2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5f826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officeooo:rsid="00150442" style:font-size-asian="10pt" style:font-style-asian="normal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 документации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 документации</text:p>
          </text:index-title>
          <text:p text:style-name="P1"><text:a xlink:type="simple" xlink:href="#__RefHeading___Toc5_1383314709" text:style-name="Index_20_Link" text:visited-style-name="Index_20_Link">Описание Программы<text:tab/>2</text:a></text:p>
          <text:p text:style-name="P1"><text:a xlink:type="simple" xlink:href="#__RefHeading___Toc7_1383314709" text:style-name="Index_20_Link" text:visited-style-name="Index_20_Link">Технологический стек<text:tab/>3</text:a></text:p>
          <text:p text:style-name="P1"><text:a xlink:type="simple" xlink:href="#__RefHeading___Toc9_1383314709" text:style-name="Index_20_Link" text:visited-style-name="Index_20_Link">Функциональные Требования<text:tab/>4</text:a></text:p>
          <text:p text:style-name="P1"><text:a xlink:type="simple" xlink:href="#__RefHeading___Toc11_1383314709" text:style-name="Index_20_Link" text:visited-style-name="Index_20_Link">Текст Программы<text:tab/>5</text:a></text:p>
        </text:index-body>
      </text:table-of-content>
      <text:p text:style-name="Standard"/>
      <text:h text:style-name="P2" text:outline-level="1" text:is-list-header="true"><text:bookmark-start text:name="__RefHeading___Toc5_1383314709"/><text:span text:style-name="T1">Описание Программы</text:span><text:bookmark-end text:name="__RefHeading___Toc5_1383314709"/></text:h>
      <text:p text:style-name="P3"/>
      <text:h text:style-name="P4" text:outline-level="1"><text:bookmark-start text:name="__RefHeading___Toc7_1383314709"/>Технологический стек<text:bookmark-end text:name="__RefHeading___Toc7_1383314709"/></text:h>
      <text:p text:style-name="P5"/>
      <text:h text:style-name="P6" text:outline-level="1"><text:bookmark-start text:name="__RefHeading___Toc9_1383314709"/>Функциональные Требования<text:bookmark-end text:name="__RefHeading___Toc9_1383314709"/></text:h>
      <text:p text:style-name="P7"/>
      <text:h text:style-name="P6" text:outline-level="1"><text:bookmark-start text:name="__RefHeading___Toc11_1383314709"/>Текст Программы<text:bookmark-end text:name="__RefHeading___Toc11_1383314709"/></text:h>
      <text:p text:style-name="P8" loext:marker-style-name="T2"><text:span text:style-name="T3">'''<text:line-break/>Функция для переданного символа возвращает полный алфавит того языка, к которому он принадлежит<text:line-break/>(рассматриваются только английский и русский алфавиты)<text:line-break/>'''<text:line-break/></text:span><text:span text:style-name="T4">def </text:span><text:span text:style-name="T5">get_alphabet</text:span><text:span text:style-name="T2">(char: </text:span><text:span text:style-name="T6">str</text:span><text:span text:style-name="T2">) -&gt; </text:span><text:span text:style-name="T6">str</text:span><text:span text:style-name="T2">:<text:line-break/> <text:s text:c="3"/></text:span><text:span text:style-name="T7"># для поиска по алфавитам используем тесно связанную с unicode-таблицами функцию ord<text:line-break/> <text:s text:c="3"/></text:span><text:span text:style-name="T4">if </text:span><text:span text:style-name="T8">65 </text:span><text:span text:style-name="T2">&lt;= </text:span><text:span text:style-name="T6">ord</text:span><text:span text:style-name="T2">(char) &lt;= </text:span><text:span text:style-name="T8">90 </text:span><text:span text:style-name="T4">or </text:span><text:span text:style-name="T8">97 </text:span><text:span text:style-name="T2">&lt;= </text:span><text:span text:style-name="T6">ord</text:span><text:span text:style-name="T2">(char) &lt;= </text:span><text:span text:style-name="T8">122</text:span><text:span text:style-name="T2">:<text:line-break/> <text:s text:c="7"/></text:span><text:span text:style-name="T4">return </text:span><text:span text:style-name="T9">"abcdefghijklmnopqrstuvwxyz"<text:line-break/> <text:s text:c="3"/></text:span><text:span text:style-name="T4">elif </text:span><text:span text:style-name="T8">1072 </text:span><text:span text:style-name="T2">&lt;= </text:span><text:span text:style-name="T6">ord</text:span><text:span text:style-name="T2">(char) &lt;= </text:span><text:span text:style-name="T8">1103 </text:span><text:span text:style-name="T4">or </text:span><text:span text:style-name="T6">ord</text:span><text:span text:style-name="T2">(char) == </text:span><text:span text:style-name="T8">1105 </text:span><text:span text:style-name="T4">or </text:span><text:span text:style-name="T8">1040 </text:span><text:span text:style-name="T2">&lt;= </text:span><text:span text:style-name="T6">ord</text:span><text:span text:style-name="T2">(char) &lt;= </text:span><text:span text:style-name="T8">1071 </text:span><text:span text:style-name="T4">or </text:span><text:span text:style-name="T6">ord</text:span><text:span text:style-name="T2">(char) == </text:span><text:span text:style-name="T8">1025</text:span><text:span text:style-name="T2">:<text:line-break/> <text:s text:c="7"/></text:span><text:span text:style-name="T4">return </text:span><text:span text:style-name="T9">"абвгдеёжзийклмнопрстуфхцчшщъыьэюя"<text:line-break/> <text:s text:c="3"/></text:span><text:span text:style-name="T7"># если символ не принадлежит ни к русскому, ни к английскому алфавиту, возвращаем пустую строку<text:line-break/> <text:s text:c="3"/># (это нужно для функции shift_char)<text:line-break/> <text:s text:c="3"/></text:span><text:span text:style-name="T4">return </text:span><text:span text:style-name="T9">""<text:line-break/><text:line-break/><text:line-break/>'''<text:line-break/>Следующая функция для переданного символа возвращает символ, соответствующий сдвигу от исходного символа на n-позиций в алфавите (число n указано параметром shift), как в шифре Цезаря. Алфавит символа передаётся отдельным параметром.<text:line-break/>'''<text:line-break/></text:span><text:span text:style-name="T4">def </text:span><text:span text:style-name="T5">shift_char</text:span><text:span text:style-name="T2">(char: </text:span><text:span text:style-name="T6">str</text:span><text:span text:style-name="T2">, shift: </text:span><text:span text:style-name="T6">int</text:span><text:span text:style-name="T2">, alphabet: </text:span><text:span text:style-name="T6">str</text:span><text:span text:style-name="T2">) -&gt; </text:span><text:span text:style-name="T6">str</text:span><text:span text:style-name="T2">:<text:line-break/> <text:s text:c="3"/>n = alphabet.find(char.lower()) </text:span><text:span text:style-name="T7"># ищем версию символа в нижнем регистре<text:line-break/> <text:s text:c="3"/></text:span><text:span text:style-name="T4">if </text:span><text:span text:style-name="T2">n == -</text:span><text:span text:style-name="T8">1</text:span><text:span text:style-name="T2">:<text:line-break/> <text:s text:c="7"/></text:span><text:span text:style-name="T4">return </text:span><text:span text:style-name="T2">char<text:line-break/> <text:s text:c="3"/></text:span><text:span text:style-name="T4">if </text:span><text:span text:style-name="T2">char.isupper(): </text:span><text:span text:style-name="T7"># случай для символа, введённого в верхнем регистре<text:line-break/> <text:s text:c="7"/></text:span><text:span text:style-name="T4">return </text:span><text:span text:style-name="T2">(alphabet[(n + shift) % </text:span><text:span text:style-name="T6">len</text:span><text:span text:style-name="T2">(alphabet)].upper())<text:line-break/> <text:s text:c="3"/></text:span><text:span text:style-name="T4">return </text:span><text:span text:style-name="T2">(alphabet[(n + shift) % </text:span><text:span text:style-name="T6">len</text:span><text:span text:style-name="T2">(alphabet)]) </text:span><text:span text:style-name="T7"># случай для символа, введённого в нижнем регистре<text:line-break/><text:line-break/><text:line-break/></text:span><text:span text:style-name="T9">'''<text:line-break/>Функция шифрования по Цезарю переданного текста (с указанным сдвигом)<text:line-break/>'''<text:line-break/></text:span><text:span text:style-name="T4">def </text:span><text:span text:style-name="T5">encrypt</text:span><text:span text:style-name="T2">(text: </text:span><text:span text:style-name="T6">str</text:span><text:span text:style-name="T2">, shift: </text:span><text:span text:style-name="T6">int</text:span><text:span text:style-name="T2">) -&gt; </text:span><text:span text:style-name="T6">str</text:span><text:span text:style-name="T2">:<text:line-break/> <text:s text:c="3"/>encrypted = </text:span><text:span text:style-name="T9">""<text:line-break/> <text:s text:c="3"/></text:span><text:span text:style-name="T4">for </text:span><text:span text:style-name="T2">t </text:span><text:span text:style-name="T4">in </text:span><text:span text:style-name="T2">text: </text:span><text:span text:style-name="T7"># посимвольное шифрование с применением ранее введённых </text:span><text:span text:style-name="T10">нами</text:span><text:span text:style-name="T7"> функций<text:line-break/> <text:s text:c="7"/></text:span><text:span text:style-name="T2">encrypted += shift_char(t, shift, get_alphabet(t))<text:line-break/> <text:s text:c="3"/></text:span><text:span text:style-name="T4">return </text:span><text:span text:style-name="T2">encrypted<text:line-break/><text:line-break/><text:line-break/></text:span><text:span text:style-name="T9">'''<text:line-break/>Функция расшифровки переданного текста по известному сдвигу шифрования<text:line-break/>'''<text:line-break/></text:span><text:span text:style-name="T4">def </text:span><text:span text:style-name="T5">decrypt</text:span><text:span text:style-name="T2">(text: </text:span><text:span text:style-name="T6">str</text:span><text:span text:style-name="T2">, shift: </text:span><text:span text:style-name="T6">int</text:span><text:span text:style-name="T2">) -&gt; </text:span><text:span text:style-name="T6">str</text:span><text:span text:style-name="T2">:<text:line-break/> <text:s text:c="3"/>decrypted = </text:span><text:span text:style-name="T9">""<text:line-break/> <text:s text:c="3"/></text:span><text:span text:style-name="T4">for </text:span><text:span text:style-name="T2">t </text:span><text:span text:style-name="T4">in </text:span><text:span text:style-name="T2">text: </text:span><text:span text:style-name="T7"># посимвольная расшифровка<text:line-break/> <text:s text:c="7"/></text:span><text:span text:style-name="T2">decrypted += shift_char(t, -shift, get_alphabet(t))<text:line-break/> <text:s text:c="3"/></text:span><text:span text:style-name="T4">return </text:span><text:span text:style-name="T2">decrypted<text:line-break/><text:line-break/><text:line-break/></text:span><text:span text:style-name="T9">'''<text:line-break/>Функция запуска программы<text:line-break/>'''<text:line-break/></text:span><text:span text:style-name="T4">def </text:span><text:span text:style-name="T5">run_caesar_cipher</text:span><text:span text:style-name="T2">():<text:line-break/> <text:s text:c="3"/>text = </text:span><text:span text:style-name="T6">input</text:span><text:span text:style-name="T2">() </text:span><text:span text:style-name="T7"># сначала в консоль вводится текст<text:line-break/> <text:s text:c="3"/></text:span><text:span text:style-name="T2">shift = </text:span><text:span text:style-name="T6">int</text:span><text:span text:style-name="T2">(</text:span><text:span text:style-name="T6">input</text:span><text:span text:style-name="T2">()) </text:span><text:span text:style-name="T7"># затем сдвиг<text:line-break/> <text:s text:c="3"/></text:span><text:span text:style-name="T2">mode = </text:span><text:span text:style-name="T6">int</text:span><text:span text:style-name="T2">(</text:span><text:span text:style-name="T6">input</text:span><text:span text:style-name="T2">()) </text:span><text:span text:style-name="T7"># после чего вводится число, соответствующее режиму работы программы<text:line-break/> <text:s text:c="3"/></text:span><text:span text:style-name="T4">if </text:span><text:span text:style-name="T2">mode == </text:span><text:span text:style-name="T8">1</text:span><text:span text:style-name="T2">: </text:span><text:span text:style-name="T7"># 1 - шифрование<text:line-break/></text:span><text:soft-page-break/><text:span text:style-name="T7"> <text:s text:c="7"/></text:span><text:span text:style-name="T6">print</text:span><text:span text:style-name="T2">(encrypt(text, shift))<text:line-break/> <text:s text:c="3"/></text:span><text:span text:style-name="T4">elif </text:span><text:span text:style-name="T2">mode == </text:span><text:span text:style-name="T8">2</text:span><text:span text:style-name="T2">: </text:span><text:span text:style-name="T7"># 2 - дешифровка<text:line-break/> <text:s text:c="7"/></text:span><text:span text:style-name="T6">print</text:span><text:span text:style-name="T2">(decrypt(text, shift)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PageNumWizard_HEADER_Базовый1"/><text:page-number text:select-page="current">4</text:page-number><text:bookmark-end text:name="PageNumWizard_HEADER_Базовый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6T18:01:04.582086200</meta:creation-date>
    <dc:date>2025-10-26T20:02:20.421726400</dc:date>
    <meta:editing-duration>PT21M26S</meta:editing-duration>
    <meta:editing-cycles>1</meta:editing-cycles>
    <meta:document-statistic meta:table-count="0" meta:image-count="0" meta:object-count="0" meta:page-count="6" meta:paragraph-count="11" meta:word-count="336" meta:character-count="2512" meta:non-whitespace-character-count="2031"/>
    <meta:generator>LibreOffice/25.2.5.2$Windows_X86_64 LibreOffice_project/03d19516eb2e1dd5d4ccd751a0d6f35f35e08022</meta:generator>
  </office:meta>
</office:document-meta>
</file>